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934cm"/>
    </style:style>
    <style:style style:name="gr3" style:family="graphic" style:parent-style-name="standard">
      <style:graphic-properties draw:marker-start=""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333cm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5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8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47cm"/>
    </style:style>
    <style:style style:name="gr10" style:family="graphic" style:parent-style-name="objectwithoutfill">
      <style:graphic-properties svg:stroke-color="#3465a4" draw:marker-end="Small_20_Arrow" draw:marker-end-width="0.2cm" draw:fill="none" draw:textarea-vertical-align="middle"/>
    </style:style>
    <style:style style:name="gr11" style:family="graphic" style:parent-style-name="objectwithoutfill">
      <style:graphic-properties svg:stroke-color="#3465a4" draw:marker-end="Arrow" draw:marker-end-width="0.2cm"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svg:stroke-color="#0066cc" draw:marker-end="Arrow" draw:marker-end-width="0.2cm" draw:fill="none" draw:textarea-vertical-align="middle"/>
    </style:style>
    <style:style style:name="gr14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5cm" svg:height="1.6cm" svg:x="11.921cm" svg:y="7.219cm">
          <text:p text:style-name="P1">Consumers cha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xml:id="id1" draw:id="id1" draw:layer="layout" svg:width="5.434cm" svg:height="0.962cm" svg:x="11.954cm" svg:y="4.419cm">
          <draw:text-box>
            <text:p>JMeter properties</text:p>
          </draw:text-box>
        </draw:frame>
        <draw:connector draw:style-name="gr3" draw:text-style-name="P1" draw:layer="layout" draw:type="lines" svg:x1="14.671cm" svg:y1="5.381cm" svg:x2="14.671cm" svg:y2="7.219cm" draw:start-shape="id1" draw:start-glue-point="2" draw:end-shape="id2" draw:end-glue-point="0" svg:d="M14671 5381v500 837 501">
          <text:p/>
        </draw:connector>
        <draw:frame draw:style-name="gr4" xml:id="id3" draw:id="id3" draw:layer="layout" svg:width="5.011cm" svg:height="0.962cm" svg:x="4.545cm" svg:y="7.538cm">
          <draw:text-box>
            <text:p>CSV sample file</text:p>
          </draw:text-box>
        </draw:frame>
        <draw:connector draw:style-name="gr3" draw:text-style-name="P1" draw:layer="layout" draw:type="lines" svg:x1="9.556cm" svg:y1="8.019cm" svg:x2="11.921cm" svg:y2="8.019cm" draw:start-shape="id3" draw:start-glue-point="1" draw:end-shape="id2" draw:end-glue-point="3" svg:d="M9556 8019h500 1364 501">
          <text:p/>
        </draw:connector>
        <draw:frame draw:style-name="gr5" xml:id="id4" draw:id="id4" draw:layer="layout" svg:width="4.833cm" svg:height="0.962cm" svg:x="19.64cm" svg:y="7.538cm">
          <draw:text-box>
            <text:p>SampleContext</text:p>
          </draw:text-box>
        </draw:frame>
        <draw:connector draw:style-name="gr6" draw:text-style-name="P1" draw:layer="layout" draw:type="lines" svg:x1="17.421cm" svg:y1="8.019cm" svg:x2="19.64cm" svg:y2="8.019cm" draw:start-shape="id2" draw:start-glue-point="1" draw:end-shape="id4" draw:end-glue-point="3" svg:d="M17421 8019h501 1218 500">
          <text:p/>
        </draw:connector>
        <draw:custom-shape draw:style-name="gr7" draw:text-style-name="P1" xml:id="id5" draw:id="id5" draw:layer="layout" svg:width="6.2cm" svg:height="1.7cm" svg:x="18.956cm" svg:y="11.519cm">
          <text:p text:style-name="P1">Template engin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xml:id="id6" draw:id="id6" draw:layer="layout" svg:width="4.376cm" svg:height="0.962cm" svg:x="13.056cm" svg:y="11.888cm">
          <draw:text-box>
            <text:p>Template files</text:p>
          </draw:text-box>
        </draw:frame>
        <draw:frame draw:style-name="gr9" xml:id="id7" draw:id="id7" draw:layer="layout" svg:width="2.97cm" svg:height="0.962cm" svg:x="20.571cm" svg:y="15.619cm">
          <draw:text-box>
            <text:p>Html site</text:p>
          </draw:text-box>
        </draw:frame>
        <draw:connector draw:style-name="gr10" draw:text-style-name="P1" draw:layer="layout" draw:type="lines" svg:x1="22.056cm" svg:y1="8.5cm" svg:x2="22.056cm" svg:y2="11.519cm" draw:start-shape="id4" draw:start-glue-point="2" draw:end-shape="id5" draw:end-glue-point="0" svg:d="M22056 8500v500 2018 501">
          <text:p/>
        </draw:connector>
        <draw:connector draw:style-name="gr11" draw:text-style-name="P1" draw:layer="layout" draw:type="lines" svg:x1="17.432cm" svg:y1="12.369cm" svg:x2="18.956cm" svg:y2="12.369cm" draw:start-shape="id6" draw:start-glue-point="1" draw:end-shape="id5" draw:end-glue-point="3" svg:d="M17432 12369h500 523 501">
          <text:p/>
        </draw:connector>
        <draw:connector draw:style-name="gr10" draw:text-style-name="P1" draw:layer="layout" draw:type="lines" svg:x1="22.056cm" svg:y1="13.219cm" svg:x2="22.056cm" svg:y2="15.619cm" draw:start-shape="id5" draw:start-glue-point="2" draw:end-shape="id7" svg:d="M22056 13219v501 1399 500">
          <text:p/>
        </draw:connector>
      </draw:page>
      <draw:page draw:name="page2" draw:style-name="dp1" draw:master-page-name="Standard">
        <draw:rect draw:style-name="gr12" draw:text-style-name="P1" xml:id="id9" draw:id="id9" draw:layer="layout" svg:width="10cm" svg:height="1.3cm" svg:x="3cm" svg:y="5.7cm">
          <text:p text:style-name="P1">Normalizer</text:p>
          <text:p text:style-name="P1"><text:span text:style-name="T1">(org.apache.jmeter.report.processor.NormalizerConsumer)</text:span></text:p>
        </draw:rect>
        <draw:rect draw:style-name="gr12" draw:text-style-name="P1" xml:id="id10" draw:id="id10" draw:layer="layout" svg:width="10cm" svg:height="1.3cm" svg:x="10.2cm" svg:y="9.574cm">
          <text:p text:style-name="P1">Filter (by name)</text:p>
          <text:p text:style-name="P1"><text:span text:style-name="T1">(org.apache.jmeter.report.processor.FilterConsumer)</text:span></text:p>
        </draw:rect>
        <draw:rect draw:style-name="gr12" draw:text-style-name="P1" xml:id="id11" draw:id="id11" draw:layer="layout" svg:width="10cm" svg:height="1.3cm" svg:x="10.2cm" svg:y="13.9cm">
          <text:p text:style-name="P1">Filter (exclude controllers)</text:p>
          <text:p text:style-name="P1"><text:span text:style-name="T1">(org.apache.jmeter.report.processor.FilterConsumer)</text:span></text:p>
        </draw:rect>
        <draw:rect draw:style-name="gr12" draw:text-style-name="P1" xml:id="id8" draw:id="id8" draw:layer="layout" svg:width="10cm" svg:height="1.3cm" svg:x="3cm" svg:y="2.3cm">
          <text:p text:style-name="P1">Samples source</text:p>
        </draw:rect>
        <draw:connector draw:style-name="gr13" draw:text-style-name="P1" draw:layer="layout" draw:type="lines" svg:x1="8cm" svg:y1="3.6cm" svg:x2="8cm" svg:y2="5.7cm" draw:start-shape="id8" draw:start-glue-point="2" draw:end-shape="id9" draw:end-glue-point="0" svg:d="M8000 3600v501 1098 501">
          <text:p/>
        </draw:connector>
        <draw:connector draw:style-name="gr14" draw:text-style-name="P1" draw:layer="layout" svg:x1="13cm" svg:y1="6.35cm" svg:x2="15.2cm" svg:y2="9.574cm" draw:start-shape="id9" draw:start-glue-point="1" draw:end-shape="id10" draw:end-glue-point="0" svg:d="M13000 6350h2200v3224">
          <text:p/>
        </draw:connector>
        <draw:connector draw:style-name="gr14" draw:text-style-name="P1" draw:layer="layout" draw:type="lines" svg:x1="15.2cm" svg:y1="10.874cm" svg:x2="15.2cm" svg:y2="13.9cm" draw:start-shape="id10" draw:start-glue-point="2" draw:end-shape="id11" draw:end-glue-point="0" svg:d="M15200 10874v501 2024 501">
          <text:p/>
        </draw:connector>
        <draw:ellipse draw:style-name="gr12" draw:text-style-name="P1" xml:id="id12" draw:id="id12" draw:layer="layout" svg:width="1.128cm" svg:height="1.148cm" svg:x="23.1cm" svg:y="9.65cm">
          <text:p text:style-name="P1">A</text:p>
        </draw:ellipse>
        <draw:ellipse draw:style-name="gr12" draw:text-style-name="P1" xml:id="id13" draw:id="id13" draw:layer="layout" svg:width="1.128cm" svg:height="1.148cm" svg:x="14.636cm" svg:y="17.052cm">
          <text:p text:style-name="P1">B</text:p>
        </draw:ellipse>
        <draw:connector draw:style-name="gr14" draw:text-style-name="P1" draw:layer="layout" draw:type="lines" svg:x1="20.2cm" svg:y1="10.224cm" svg:x2="23.1cm" svg:y2="10.224cm" draw:start-shape="id10" draw:start-glue-point="1" draw:end-shape="id12" draw:end-glue-point="3" svg:d="M20200 10224h501 1898 501">
          <text:p/>
        </draw:connector>
        <draw:connector draw:style-name="gr14" draw:text-style-name="P1" draw:layer="layout" draw:type="lines" svg:x1="15.2cm" svg:y1="15.2cm" svg:x2="15.2cm" svg:y2="17.052cm" draw:start-shape="id11" draw:start-glue-point="2" draw:end-shape="id13" draw:end-glue-point="0" svg:d="M15200 15200v501 850 501">
          <text:p/>
        </draw:connector>
        <draw:rect draw:style-name="gr12" draw:text-style-name="P1" xml:id="id15" draw:id="id15" draw:layer="layout" svg:width="10cm" svg:height="1.3cm" svg:x="17.4cm" svg:y="3.6cm">
          <text:p text:style-name="P1">BeginDate</text:p>
          <text:p text:style-name="P1"><text:span text:style-name="T1">(org.apache.jmeter.report.processor.AggregateConsumer)</text:span></text:p>
        </draw:rect>
        <draw:rect draw:style-name="gr12" draw:text-style-name="P1" xml:id="id14" draw:id="id14" draw:layer="layout" svg:width="10.1cm" svg:height="1.3cm" svg:x="17.4cm" svg:y="6.4cm">
          <text:p text:style-name="P1">End Date</text:p>
          <text:p text:style-name="P1"><text:span text:style-name="T1">(org.apache.jmeter.report.processor.AggregateConsumer)</text:span></text:p>
        </draw:rect>
        <draw:connector draw:style-name="gr14" draw:text-style-name="P1" draw:layer="layout" svg:x1="13cm" svg:y1="6.35cm" svg:x2="17.4cm" svg:y2="7.05cm" draw:start-shape="id9" draw:start-glue-point="1" draw:end-shape="id14" svg:d="M13000 6350h2200v700h2200">
          <text:p/>
        </draw:connector>
        <draw:connector draw:style-name="gr14" draw:text-style-name="P1" draw:layer="layout" svg:x1="13cm" svg:y1="6.35cm" svg:x2="17.4cm" svg:y2="4.25cm" draw:start-shape="id9" draw:start-glue-point="1" draw:end-shape="id15" draw:end-glue-point="3" svg:d="M13000 6350h2200v-2100h2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7T14:42:55.701000000</meta:creation-date>
    <dc:date>2015-10-29T15:47:09.06</dc:date>
    <meta:editing-duration>PT3H20M46S</meta:editing-duration>
    <meta:editing-cycles>5</meta:editing-cycles>
    <meta:generator>OpenOffice/4.1.1$Win32 OpenOffice.org_project/411m6$Build-9775</meta:generator>
    <meta:document-statistic meta:object-count="28"/>
  </office:meta>
</office:document-meta>
</file>